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  <style:font-face svg:font-family="Arial" style:name="Arial"/>
    <style:font-face svg:font-family="Courier" style:name="Courier"/>
    <style:font-face svg:font-family="Source-Sans-Regular" style:name="Source-Sans-Regular"/>
    <style:font-face svg:font-family="Shoobx" style:name="Shoobx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Normal" style:display-name="Normal">
      <style:paragraph-properties fo:margin-right="0pt" style:line-spacing="2pt" fo:margin-top="0pt" fo:text-align="justify" fo:orphans="0" fo:margin-left="0pt" fo:margin-bottom="12pt" fo:padding="0pt" fo:text-indent="0pt" fo:widows="1"/>
      <style:text-properties fo:color="#000000" style:font-name="Arial" fo:text-transform="None" fo:font-size="12.0"/>
    </style:style>
    <style:style style:family="paragraph" style:name="MHeading1" style:display-name="Heading1">
      <style:paragraph-properties fo:margin-right="0pt" style:line-spacing="-24pt" fo:margin-top="0pt" fo:text-align="center" fo:orphans="0" fo:margin-left="0pt" fo:margin-bottom="14pt" fo:padding="0ptpt" fo:text-indent="0pt" fo:widows="1"/>
      <style:text-properties fo:color="#0000ff" style:font-name="Arial" fo:text-transform="None" fo:font-size="40.0"/>
    </style:style>
    <style:style style:family="paragraph" style:name="MHeading2" style:display-name="Heading2">
      <style:paragraph-properties fo:margin-right="0pt" style:line-spacing="6pt" fo:margin-top="12pt" fo:text-align="left" fo:orphans="0" fo:margin-left="0pt" fo:margin-bottom="6pt" fo:padding="0ptpt" fo:text-indent="0pt" fo:widows="1"/>
      <style:text-properties fo:color="#ffa500" style:font-name="Arial" fo:text-transform="None" fo:font-size="12.0"/>
    </style:style>
    <style:style style:family="paragraph" style:name="MHeading3" style:display-name="Heading3">
      <style:paragraph-properties fo:margin-right="0pt" style:line-spacing="4pt" fo:margin-top="12pt" fo:text-align="left" fo:orphans="0" fo:margin-left="0pt" fo:margin-bottom="6pt" fo:padding="0ptpt" fo:text-indent="0pt" fo:widows="1"/>
      <style:text-properties fo:color="#008000" style:font-name="Arial" fo:text-transform="None" fo:font-size="10.0"/>
    </style:style>
    <style:style style:family="paragraph" style:name="MHeading4" style:display-name="Heading4">
      <style:paragraph-properties fo:margin-right="0pt" style:line-spacing="4pt" fo:margin-top="10pt" fo:text-align="left" fo:orphans="0" fo:margin-left="0pt" fo:margin-bottom="4pt" fo:padding="0ptpt" fo:text-indent="0pt" fo:widows="1"/>
      <style:text-properties fo:font-style="italic" style:font-name="Times New Roman" fo:text-transform="None" fo:color="#0000ff" fo:font-size="8.0" fo:font-weight="bold"/>
    </style:style>
    <style:style style:family="paragraph" style:name="MHeading5" style:display-name="Heading5">
      <style:paragraph-properties fo:margin-right="0pt" style:line-spacing="2pt" fo:margin-top="8pt" fo:text-align="left" fo:orphans="0" fo:margin-left="0pt" fo:margin-bottom="4pt" fo:padding="0ptpt" fo:text-indent="0pt" fo:widows="1"/>
      <style:text-properties fo:color="#000000" style:font-name="Times New Roman" fo:font-weight="bold" fo:text-transform="None" fo:font-size="8.0"/>
    </style:style>
    <style:style style:family="paragraph" style:name="MHeading6" style:display-name="Heading6">
      <style:paragraph-properties fo:margin-right="0pt" style:line-spacing="1pt" fo:margin-top="6pt" fo:text-align="left" fo:orphans="0" fo:margin-left="0pt" fo:margin-bottom="2pt" fo:padding="0ptpt" fo:text-indent="0pt" fo:widows="1"/>
      <style:text-properties fo:color="#000000" style:font-name="Times New Roman" fo:font-weight="bold" fo:text-transform="None" fo:font-size="7.0"/>
    </style:style>
    <text:list-style style:name="SectionEnum-ul" style:display-name="SectionEnum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SectionEnum-ol" style:display-name="SectionEnum-ol">
      <text:list-level-style-number style:num-suffix=")" style:num-prefix="(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)" style:num-prefix="(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)" style:num-prefix="(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)" style:num-prefix="(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)" style:num-prefix="(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)" style:num-prefix="(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)" style:num-prefix="(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)" style:num-prefix="(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)" style:num-prefix="(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)" style:num-prefix="(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SubSectionEnum-ul" style:display-name="SubSectionEnum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SubSectionEnum-ol" style:display-name="SubSectionEnum-ol">
      <text:list-level-style-number style:num-suffix=")" style:num-prefix="(" text:start-value="None" text:level="1" style:num-format="a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)" style:num-prefix="(" text:start-value="None" text:level="2" style:num-format="a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)" style:num-prefix="(" text:start-value="None" text:level="3" style:num-format="a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)" style:num-prefix="(" text:start-value="None" text:level="4" style:num-format="a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)" style:num-prefix="(" text:start-value="None" text:level="5" style:num-format="a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)" style:num-prefix="(" text:start-value="None" text:level="6" style:num-format="a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)" style:num-prefix="(" text:start-value="None" text:level="7" style:num-format="a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)" style:num-prefix="(" text:start-value="None" text:level="8" style:num-format="a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)" style:num-prefix="(" text:start-value="None" text:level="9" style:num-format="a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)" style:num-prefix="(" text:start-value="None" text:level="10" style:num-format="a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RomanEnum-ul" style:display-name="RomanEnum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RomanEnum-ol" style:display-name="RomanEnum-ol">
      <text:list-level-style-number style:num-suffix=")" style:num-prefix="(" text:start-value="None" text:level="1" style:num-format="i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)" style:num-prefix="(" text:start-value="None" text:level="2" style:num-format="i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)" style:num-prefix="(" text:start-value="None" text:level="3" style:num-format="i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)" style:num-prefix="(" text:start-value="None" text:level="4" style:num-format="i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)" style:num-prefix="(" text:start-value="None" text:level="5" style:num-format="i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)" style:num-prefix="(" text:start-value="None" text:level="6" style:num-format="i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)" style:num-prefix="(" text:start-value="None" text:level="7" style:num-format="i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)" style:num-prefix="(" text:start-value="None" text:level="8" style:num-format="i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)" style:num-prefix="(" text:start-value="None" text:level="9" style:num-format="i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)" style:num-prefix="(" text:start-value="None" text:level="10" style:num-format="i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Simple-ul" style:display-name="Simple-ul">
      <text:list-level-style-bullet text:bullet-relative-size="75%" text:bullet-char="•" text:level="1">
        <style:list-level-properties text:list-level-position-and-space-mode="label-alignment">
          <style:list-level-label-alignment fo:margin-left="12pt" fo:text-indent="-12pt" text:list-tab-stop-position="12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0pt" fo:text-indent="-12pt" text:list-tab-stop-position="30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48pt" fo:text-indent="-12pt" text:list-tab-stop-position="48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66pt" fo:text-indent="-12pt" text:list-tab-stop-position="66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84pt" fo:text-indent="-12pt" text:list-tab-stop-position="84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2pt" fo:text-indent="-12pt" text:list-tab-stop-position="102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0pt" fo:text-indent="-12pt" text:list-tab-stop-position="120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38pt" fo:text-indent="-12pt" text:list-tab-stop-position="138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56pt" fo:text-indent="-12pt" text:list-tab-stop-position="156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74pt" fo:text-indent="-12pt" text:list-tab-stop-position="174pt" text:label-followed-by="listtab"/>
        </style:list-level-properties>
      </text:list-level-style-bullet>
    </text:list-style>
    <text:list-style style:name="Simple-ol" style:display-name="Simple-ol">
      <text:list-level-style-number style:num-suffix="" style:num-prefix="" text:start-value="1" text:level="1" style:num-format="">
        <style:list-level-properties text:list-level-position-and-space-mode="label-alignment">
          <style:list-level-label-alignment fo:margin-left="12pt" fo:text-indent="-12pt" text:list-tab-stop-position="12pt" text:label-followed-by="listtab"/>
        </style:list-level-properties>
      </text:list-level-style-number>
      <text:list-level-style-number style:num-suffix="" style:num-prefix="" text:start-value="1" text:level="2" style:num-format="">
        <style:list-level-properties text:list-level-position-and-space-mode="label-alignment">
          <style:list-level-label-alignment fo:margin-left="30pt" fo:text-indent="-12pt" text:list-tab-stop-position="30pt" text:label-followed-by="listtab"/>
        </style:list-level-properties>
      </text:list-level-style-number>
      <text:list-level-style-number style:num-suffix="" style:num-prefix="" text:start-value="1" text:level="3" style:num-format="">
        <style:list-level-properties text:list-level-position-and-space-mode="label-alignment">
          <style:list-level-label-alignment fo:margin-left="48pt" fo:text-indent="-12pt" text:list-tab-stop-position="48pt" text:label-followed-by="listtab"/>
        </style:list-level-properties>
      </text:list-level-style-number>
      <text:list-level-style-number style:num-suffix="" style:num-prefix="" text:start-value="1" text:level="4" style:num-format="">
        <style:list-level-properties text:list-level-position-and-space-mode="label-alignment">
          <style:list-level-label-alignment fo:margin-left="66pt" fo:text-indent="-12pt" text:list-tab-stop-position="66pt" text:label-followed-by="listtab"/>
        </style:list-level-properties>
      </text:list-level-style-number>
      <text:list-level-style-number style:num-suffix="" style:num-prefix="" text:start-value="1" text:level="5" style:num-format="">
        <style:list-level-properties text:list-level-position-and-space-mode="label-alignment">
          <style:list-level-label-alignment fo:margin-left="84pt" fo:text-indent="-12pt" text:list-tab-stop-position="84pt" text:label-followed-by="listtab"/>
        </style:list-level-properties>
      </text:list-level-style-number>
      <text:list-level-style-number style:num-suffix="" style:num-prefix="" text:start-value="1" text:level="6" style:num-format="">
        <style:list-level-properties text:list-level-position-and-space-mode="label-alignment">
          <style:list-level-label-alignment fo:margin-left="102pt" fo:text-indent="-12pt" text:list-tab-stop-position="102pt" text:label-followed-by="listtab"/>
        </style:list-level-properties>
      </text:list-level-style-number>
      <text:list-level-style-number style:num-suffix="" style:num-prefix="" text:start-value="1" text:level="7" style:num-format="">
        <style:list-level-properties text:list-level-position-and-space-mode="label-alignment">
          <style:list-level-label-alignment fo:margin-left="120pt" fo:text-indent="-12pt" text:list-tab-stop-position="120pt" text:label-followed-by="listtab"/>
        </style:list-level-properties>
      </text:list-level-style-number>
      <text:list-level-style-number style:num-suffix="" style:num-prefix="" text:start-value="1" text:level="8" style:num-format="">
        <style:list-level-properties text:list-level-position-and-space-mode="label-alignment">
          <style:list-level-label-alignment fo:margin-left="138pt" fo:text-indent="-12pt" text:list-tab-stop-position="138pt" text:label-followed-by="listtab"/>
        </style:list-level-properties>
      </text:list-level-style-number>
      <text:list-level-style-number style:num-suffix="" style:num-prefix="" text:start-value="1" text:level="9" style:num-format="">
        <style:list-level-properties text:list-level-position-and-space-mode="label-alignment">
          <style:list-level-label-alignment fo:margin-left="156pt" fo:text-indent="-12pt" text:list-tab-stop-position="156pt" text:label-followed-by="listtab"/>
        </style:list-level-properties>
      </text:list-level-style-number>
      <text:list-level-style-number style:num-suffix="" style:num-prefix="" text:start-value="1" text:level="10" style:num-format="">
        <style:list-level-properties text:list-level-position-and-space-mode="label-alignment">
          <style:list-level-label-alignment fo:margin-left="174pt" fo:text-indent="-12pt" text:list-tab-stop-position="174pt" text:label-followed-by="listtab"/>
        </style:list-level-properties>
      </text:list-level-style-number>
    </text:list-style>
    <text:list-style style:name="Whereases-ul" style:display-name="Whereases-ul">
      <text:list-level-style-number style:num-suffix=" " style:num-prefix=" WHEREAS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 " style:num-prefix=" WHEREAS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 " style:num-prefix=" WHEREAS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 " style:num-prefix=" WHEREAS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 " style:num-prefix=" WHEREAS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 " style:num-prefix=" WHEREAS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 " style:num-prefix=" WHEREAS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 " style:num-prefix=" WHEREAS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 " style:num-prefix=" WHEREAS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 " style:num-prefix=" WHEREAS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Whereases-ol" style:display-name="Whereases-ol">
      <text:list-level-style-number style:num-suffix="" style:num-prefix="" text:start-value="WHEREAS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" style:num-prefix="" text:start-value="WHEREAS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" style:num-prefix="" text:start-value="WHEREAS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" style:num-prefix="" text:start-value="WHEREAS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" style:num-prefix="" text:start-value="WHEREAS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" style:num-prefix="" text:start-value="WHEREAS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" style:num-prefix="" text:start-value="WHEREAS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" style:num-prefix="" text:start-value="WHEREAS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" style:num-prefix="" text:start-value="WHEREAS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" style:num-prefix="" text:start-value="WHEREAS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MyList-ul" style:display-name="MyList-ul">
      <text:list-level-style-number style:num-suffix=" " style:num-prefix=" RESOLVED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 " style:num-prefix=" RESOLVED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 " style:num-prefix=" RESOLVED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 " style:num-prefix=" RESOLVED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 " style:num-prefix=" RESOLVED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 " style:num-prefix=" RESOLVED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 " style:num-prefix=" RESOLVED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 " style:num-prefix=" RESOLVED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 " style:num-prefix=" RESOLVED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 " style:num-prefix=" RESOLVED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MyList-ol" style:display-name="MyList-ol">
      <text:list-level-style-number style:num-suffix="" style:num-prefix="" text:start-value="RESOLVED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" style:num-prefix="" text:start-value="RESOLVED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" style:num-prefix="" text:start-value="RESOLVED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" style:num-prefix="" text:start-value="RESOLVED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" style:num-prefix="" text:start-value="RESOLVED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" style:num-prefix="" text:start-value="RESOLVED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" style:num-prefix="" text:start-value="RESOLVED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" style:num-prefix="" text:start-value="RESOLVED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" style:num-prefix="" text:start-value="RESOLVED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" style:num-prefix="" text:start-value="RESOLVED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Whereases-ul" style:display-name="Whereases-ul">
      <text:list-level-style-number style:num-suffix=" " style:num-prefix=" WHEREAS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 " style:num-prefix=" WHEREAS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 " style:num-prefix=" WHEREAS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 " style:num-prefix=" WHEREAS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 " style:num-prefix=" WHEREAS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 " style:num-prefix=" WHEREAS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 " style:num-prefix=" WHEREAS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 " style:num-prefix=" WHEREAS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 " style:num-prefix=" WHEREAS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 " style:num-prefix=" WHEREAS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Whereases-ol" style:display-name="Whereases-ol">
      <text:list-level-style-number style:num-suffix="" style:num-prefix="" text:start-value="WHEREAS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" style:num-prefix="" text:start-value="WHEREAS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" style:num-prefix="" text:start-value="WHEREAS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" style:num-prefix="" text:start-value="WHEREAS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" style:num-prefix="" text:start-value="WHEREAS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" style:num-prefix="" text:start-value="WHEREAS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" style:num-prefix="" text:start-value="WHEREAS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" style:num-prefix="" text:start-value="WHEREAS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" style:num-prefix="" text:start-value="WHEREAS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" style:num-prefix="" text:start-value="WHEREAS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Resolutions-ul" style:display-name="Resolutions-ul">
      <text:list-level-style-number style:num-suffix=" " style:num-prefix=" RESOLVED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 " style:num-prefix=" RESOLVED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 " style:num-prefix=" RESOLVED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 " style:num-prefix=" RESOLVED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 " style:num-prefix=" RESOLVED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 " style:num-prefix=" RESOLVED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 " style:num-prefix=" RESOLVED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 " style:num-prefix=" RESOLVED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 " style:num-prefix=" RESOLVED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 " style:num-prefix=" RESOLVED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Resolutions-ol" style:display-name="Resolutions-ol">
      <text:list-level-style-number style:num-suffix="" style:num-prefix="" text:start-value="RESOLVED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" style:num-prefix="" text:start-value="RESOLVED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" style:num-prefix="" text:start-value="RESOLVED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" style:num-prefix="" text:start-value="RESOLVED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" style:num-prefix="" text:start-value="RESOLVED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" style:num-prefix="" text:start-value="RESOLVED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" style:num-prefix="" text:start-value="RESOLVED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" style:num-prefix="" text:start-value="RESOLVED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" style:num-prefix="" text:start-value="RESOLVED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" style:num-prefix="" text:start-value="RESOLVED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style:style style:family="paragraph" style:name="BodPa" style:display-name="BodPa">
      <style:paragraph-properties fo:margin-right="0pt" style:line-spacing="0pt" fo:border="5.0pt solid #0000ff" fo:margin-top="0pt" fo:text-align="justify" fo:background-color="#ffff00" fo:orphans="0" fo:margin-left="0pt" fo:margin-bottom="0pt" fo:padding="[5, 10, 30]pt" fo:text-indent="0pt" fo:widows="1"/>
      <style:text-properties fo:color="#000000" fo:background-color="#ffff00" style:font-name="Arial" fo:text-transform="None" fo:font-size="12.0"/>
    </style:style>
    <text:list-style style:name="Articles-ul" style:display-name="Articles-ul">
      <text:list-level-style-bullet text:bullet-relative-size="75%" text:bullet-char="•" text:level="1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bullet>
    </text:list-style>
    <text:list-style style:name="Articles-ol" style:display-name="Articles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Articles-ul" style:display-name="Articles-ul">
      <text:list-level-style-bullet text:bullet-relative-size="75%" text:bullet-char="•" text:level="1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bullet>
    </text:list-style>
    <text:list-style style:name="Articles-ol" style:display-name="Articles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Default1-ul" style:display-name="Default1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1-ol" style:display-name="Default1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parent-style-name="Footer" style:name="PageBreak1" style:display-name="PageBreak1">
      <style:paragraph-properties fo:break-after="page"/>
    </style:style>
    <text:list-style style:name="Default2-ul" style:display-name="Default2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2-ol" style:display-name="Default2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Sp1" style:display-name="Sp1">
      <style:paragraph-properties style:line-spacing="72.0pt"/>
    </style:style>
    <text:list-style style:name="Default3-ul" style:display-name="Default3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3-ol" style:display-name="Default3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p text:style-name="Title"><text:span text:style-name="T1">Shoobx Template 1a</text:span></text:p>
      <text:p text:style-name="Normal"><text:span text:style-name="T2">Link to ReportLab Web Site.</text:span></text:p>
      <text:list text:style-name="Default1-ul">
        <text:list-item text:start-value="1">
          <text:p text:style-name="PDefault-ul"><text:span text:style-name="T3">unordered 1 </text:span></text:p>
        </text:list-item>
        <text:list-item>
          <text:p text:style-name="PDefault-ul"><text:span text:style-name="T4">unordered 2 </text:span></text:p>
        </text:list-item>
      </text:list>
      <text:p text:style-name="Horizontal Line"/>
      <text:p text:style-name="MHeading1"><text:span text:style-name="T5">Testing Heading 1</text:span></text:p>
      <text:p text:style-name="MHeading2"><text:span text:style-name="T6">Testing Heading 2</text:span></text:p>
      <text:p text:style-name="MHeading3"><text:span text:style-name="T7">Testing Heading 3</text:span></text:p>
      <text:p text:style-name="MHeading4"><text:span text:style-name="T8">Testing Heading 4</text:span></text:p>
      <text:p text:style-name="MHeading5"><text:span text:style-name="T9">Testing Heading 5</text:span></text:p>
      <text:p text:style-name="MHeading6"><text:span text:style-name="T10">Testing Heading 6</text:span></text:p>
      <text:p text:style-name="Normal"><text:span text:style-name="T11">Page </text:span><text:page-number/></text:p>
      <text:p text:style-name="PageBreak1"/>
      <text:list text:style-name="Default2-ol">
        <text:list-item text:start-value="1">
          <text:p text:style-name="PDefault-ol"><text:span text:style-name="T12">Numbered List 1</text:span></text:p>
        </text:list-item>
        <text:list-item>
          <text:p text:style-name="PDefault-ol"><text:span text:style-name="T13">Numbered List 2</text:span></text:p>
        </text:list-item>
        <text:list-item>
          <text:p text:style-name="PDefault-ol"><text:span text:style-name="T14">Numbered List 3</text:span></text:p>
        </text:list-item>
      </text:list>
      <text:p text:style-name="Normal"><text:a xlink:type="simple" xlink:href="http://www.google.com" office:name="google">Google</text:a></text:p>
      <text:p text:style-name="Sp1"/>
      <text:list text:style-name="Default3-ol">
        <text:list-item text:start-value="1">
          <text:p text:style-name="PDefault-ol"><text:span text:style-name="T15">Another number 1</text:span></text:p>
        </text:list-item>
      </text:list>
      <text:p text:style-name="Normal"><text:span text:style-name="T16">Preformatted </text:span><text:span text:style-name="T17">text</text:span><text:span text:style-name="T18"> only.</text:span></text:p>
      <text:p text:style-name="Normal"><text:span text:style-name="T19">Preformatted with </text:span><text:span text:style-name="T20">markup</text:span><text:span text:style-name="T21">.</text:span></text:p>
      <text:p text:style-name="BodPa"><text:span text:style-name="T22">Paragraph with a border and a padding. </text:span><text:line-break/><text:span text:style-name="T23"/><text:span text:style-name="T24">Note:</text:span><text:span text:style-name="T25"> The padding only affects the position of the border, not the paragraph text. </text:span></text:p>
      <text:p text:style-name="Normal"><text:span text:style-name="T26"/><text:span text:style-name="T27">Courier</text:span><text:span text:style-name="T28"> </text:span><text:span text:style-name="T29">Courier 24pt</text:span><text:span text:style-name="T30"> </text:span><text:span text:style-name="T31">just 24pt</text:span><text:span text:style-name="T32"> </text:span><text:span text:style-name="T33">24pt green</text:span><text:span text:style-name="T34"> </text:span></text:p>
      <text:p text:style-name="Normal"><text:span text:style-name="T35">page number: </text:span><text:page-number/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  <style:font-face svg:font-family="Arial" style:name="Arial"/>
    <style:font-face svg:font-family="Courier" style:name="Courier"/>
    <style:font-face svg:font-family="Source-Sans-Regular" style:name="Source-Sans-Regular"/>
    <style:font-face svg:font-family="Shoobx" style:name="Shoobx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 style:text-underline-type="single"/>
    </style:style>
    <style:style style:family="text" style:name="T13" style:display-name="T13">
      <style:text-properties fo:font-style="italic"/>
    </style:style>
    <style:style style:family="text" style:name="T14" style:display-name="T14">
      <style:text-properties fo:font-weight="bold"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 fo:font-weight="bold"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 fo:font-style="italic"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 fo:font-weight="bold"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 style:font-name="Courier"/>
    </style:style>
    <style:style style:family="text" style:name="T28" style:display-name="T28">
      <style:text-properties/>
    </style:style>
    <style:style style:family="text" style:name="T29" style:display-name="T29">
      <style:text-properties style:font-name="Courier" fo:font-size="24.0"/>
    </style:style>
    <style:style style:family="text" style:name="T30" style:display-name="T30">
      <style:text-properties/>
    </style:style>
    <style:style style:family="text" style:name="T31" style:display-name="T31">
      <style:text-properties fo:font-size="24.0"/>
    </style:style>
    <style:style style:family="text" style:name="T32" style:display-name="T32">
      <style:text-properties/>
    </style:style>
    <style:style style:family="text" style:name="T33" style:display-name="T33">
      <style:text-properties fo:color="#008000" fo:font-size="24.0"/>
    </style:style>
    <style:style style:family="text" style:name="T34" style:display-name="T34">
      <style:text-properties/>
    </style:style>
    <style:style style:family="text" style:name="T35" style:display-name="T35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